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paragraph-properties fo:text-align="justify" style:justify-single-word="false"/>
    </style:style>
    <style:style style:name="P6" style:family="paragraph" style:parent-style-name="Standard_20__28_user_29_">
      <style:paragraph-properties fo:text-align="justify" style:justify-single-word="false"/>
      <style:text-properties fo:language="en" fo:country="US"/>
    </style:style>
    <style:style style:name="P7"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style:font-name="Liberation Serif1" style:font-name-complex="Liberation Serif1"/>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weight="bold" style:font-weight-asian="bold" style:font-name-complex="Liberation Serif1" style:font-weight-complex="bold"/>
    </style:style>
    <style:style style:name="T7" style:family="text">
      <style:text-properties style:font-name="Liberation Serif1" style:font-name-asian="Liberation Serif1" style:font-name-complex="Liberation Serif1"/>
    </style:style>
    <style:style style:name="T8" style:family="text">
      <style:text-properties style:font-name="Liberation Serif1" fo:language="en" fo:country="US" fo:font-style="italic" style:font-style-asian="italic" style:font-name-complex="Liberation Serif1" style:font-style-complex="italic"/>
    </style:style>
    <style:style style:name="T9" style:family="text">
      <style:text-properties style:font-name="Liberation Serif1" fo:language="en" fo:country="US" style:font-name-complex="Liberation Serif1"/>
    </style:style>
    <style:style style:name="T10" style:family="text">
      <style:text-properties style:text-position="sub 58%" style:font-name="Liberation Serif1" style:font-name-complex="Liberation Serif1"/>
    </style:style>
    <style:style style:name="T11" style:family="text">
      <style:text-properties style:text-position="super 58%" style:font-name="Liberation Serif1" style:font-name-complex="Liberation Serif1"/>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ource_20_Text"><text:span text:style-name="T4"/></text:span></text:p>
      <text:p text:style-name="Standard_20__28_user_29_"><draw:frame draw:style-name="fr1" draw:name="Image14" text:anchor-type="char" svg:width="6.9252in" svg:height="0.3661in" draw:z-index="1"><draw:image xlink:href="Pictures/1000000000000B720000009B428C9716555D8079.png" xlink:type="simple" xlink:show="embed" xlink:actuate="onLoad" loext:mime-type="image/png"/></draw:frame><text:span text:style-name="Source_20_Text"><text:span text:style-name="T4">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4">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5">Amanita muscaria</text:span></text:span><text:span text:style-name="Source_20_Text"><text:span text:style-name="T4">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4">Но </text:span></text:span><text:span text:style-name="Source_20_Text"><text:span text:style-name="T5">что</text:span></text:span><text:span text:style-name="Source_20_Text"><text:span text:style-name="T4">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4">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text:span></text:span><text:soft-page-break/><text:span text:style-name="Source_20_Text"><text:span text:style-name="T4">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4">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5"> Der Kinderofen. . . </text:span></text:span><text:span text:style-name="Source_20_Text"><text:span text:style-name="T4">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5">без общего термина, </text:span></text:span><text:span text:style-name="Source_20_Text"><text:span text:style-name="T4">бесконечно, непостижимо, но предсказуемо)… его фраза <text:s/></text:span></text:span><text:span text:style-name="Source_20_Text"><text:span text:style-name="T5">Padre Ignacio, </text:span></text:span><text:span text:style-name="Source_20_Text"><text:span text:style-name="T4">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5">Mme.</text:span></text:span><text:span text:style-name="Source_20_Text"><text:span text:style-name="T4">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text:span></text:span><text:soft-page-break/><text:span text:style-name="Source_20_Text"><text:span text:style-name="T4">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4">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4">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4">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text:span></text:span><text:soft-page-break/><text:span text:style-name="Source_20_Text"><text:span text:style-name="T4">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5">резонами</text:span></text:span><text:span text:style-name="Source_20_Text"><text:span text:style-name="T4">…. «Желайте перемены»,– сказал однажды Рильке,– «у пламени берите вдохновенье!» В лавр, в соловья, в ветер… </text:span></text:span><text:span text:style-name="Source_20_Text"><text:span text:style-name="T5">желать</text:span></text:span><text:span text:style-name="Source_20_Text"><text:span text:style-name="T4">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4">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4">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5">Und nicht einmal sein Schritt klingt aus dem tonlosen Los. . . . </text:span></text:span><text:span text:style-name="Source_20_Text"><text:span text:style-name="T4">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5">Ни разу шаг его не встретил эха от Судьбы безгласной</text:span></text:span><text:span text:style-name="Source_20_Text"><text:span text:style-name="T4">…. Это он, Блисеро, взбирается на гору, как и взбирался почти уже 20 лет, задолго до того как принял пламя 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text:span></text:span><text:soft-page-break/><text:span text:style-name="Source_20_Text"><text:span text:style-name="T4">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5">кто-нибудь</text:span></text:span><text:span text:style-name="Source_20_Text"><text:span text:style-name="T4">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4">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4">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5">Duino Elegies</text:span></text:span><text:span text:style-name="Source_20_Text"><text:span text:style-name="T4">, только что напечатанных, когда он отправлялся на Юго-Запад, подарок 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text:span></text:span><text:soft-page-break/><text:span text:style-name="Source_20_Text"><text:span text:style-name="T4">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4">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5">мы делать Нджамби Карунга сейчас, омахона…</text:span></text:span><text:span text:style-name="Source_20_Text"><text:span text:style-name="T4">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4">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5">auf Wiedersehen</text:span></text:span><text:span text:style-name="Source_20_Text"><text:span text:style-name="T4">.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5">Bodenplatte</text:span></text:span><text:span text:style-name="Source_20_Text"><text:span text:style-name="T4">—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4">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5">Bodenplatte, </text:span></text:span><text:span text:style-name="Source_20_Text"><text:span text:style-name="T4">свежие щепки</text:span></text:span><text:span text:style-name="Source_20_Text"><text:span text:style-name="T5"> </text:span></text:span><text:span text:style-name="Source_20_Text"><text:span text:style-name="T4">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5">Erwartung</text:span></text:span><text:span text:style-name="Source_20_Text"><text:span text:style-name="T4">. . . .</text:span></text:span></text:p>
      <text:p text:style-name="Standard_20__28_user_29_"><text:span text:style-name="Source_20_Text"><text:span text:style-name="T4">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text:span></text:span><text:soft-page-break/><text:span text:style-name="Source_20_Text"><text:span text:style-name="T4">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5">Bringt doch der Wanderer auch vom Hange des Bergrands nicht eine</text:span></text:span></text:p>
      <text:p text:style-name="Standard_20__28_user_29_"><text:span text:style-name="Source_20_Text"><text:span text:style-name="T5">Hand voll Erde ins Tal, die alle unsägliche, sondern ein erworbenes</text:span></text:span></text:p>
      <text:p text:style-name="Standard_20__28_user_29_"><text:span text:style-name="Source_20_Text"><text:span text:style-name="T5">Wort, reines, den gelben und blaun Enzian.</text:span></text:span></text:p>
      <text:p text:style-name="Standard_20__28_user_29_"/>
      <text:p text:style-name="Standard_20__28_user_29_"><text:span text:style-name="Source_20_Text"><text:span text:style-name="T4">–</text:span></text:span><text:span text:style-name="Source_20_Text"><text:span text:style-name="T7"> </text:span></text:span><text:span text:style-name="Source_20_Text"><text:span text:style-name="T4">Омухона… посмотри на меня. Я красный и коричневый… </text:span></text:span><text:span text:style-name="Source_20_Text"><text:span text:style-name="T5">чёрный</text:span></text:span><text:span text:style-name="Source_20_Text"><text:span text:style-name="T4">, омухо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5">такие</text:span></text:span><text:span text:style-name="Source_20_Text"><text:span text:style-name="T4">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5">запредельность </text:span></text:span><text:span text:style-name="Source_20_Text"><text:span text:style-name="T4">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4">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4">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5">пронеси</text:span></text:span><text:span text:style-name="Source_20_Text"><text:span text:style-name="T4">, набирая скорость до последнего возможного момента, </text:span></text:span><text:span text:style-name="Source_20_Text"><text:span text:style-name="T5">пронеси</text:span></text:span><text:span text:style-name="Source_20_Text"><text:span text:style-name="T4"> его единственная молитва на ночь. Опасность, которая, как он 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text:span></text:span><text:soft-page-break/><text:span text:style-name="Source_20_Text"><text:span text:style-name="T4">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5">Mutti…</text:span></text:span><text:span text:style-name="Source_20_Text"><text:span text:style-name="T4">.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4">Здесь он чувствует, что </text:span></text:span><text:span text:style-name="Source_20_Text"><text:span text:style-name="T5">пронесло</text:span></text:span><text:span text:style-name="Source_20_Text"><text:span text:style-name="T4">, тут легко. На что мог бы он надеяться без Войны? Но участвовать в </text:span></text:span><text:span text:style-name="Source_20_Text"><text:span text:style-name="T5">таком</text:span></text:span><text:span text:style-name="Source_20_Text"><text:span text:style-name="T4"> приключении… </text:span></text:span><text:span text:style-name="Source_20_Text"><text:span text:style-name="T5">Если ты не можешь петь Зигфрид ты всё же можешь нести копьё…</text:span></text:span><text:span text:style-name="Source_20_Text"><text:span text:style-name="T4">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5">смотрела</text:span></text:span><text:span text:style-name="Source_20_Text"><text:span text:style-name="T4"> на него….</text:span></text:span></text:p>
      <text:p text:style-name="Standard_20__28_user_29_"><text:span text:style-name="Source_20_Text"><text:span text:style-name="T4">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если она вернёт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4">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4">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text:span></text:span><text:soft-page-break/><text:span text:style-name="Source_20_Text"><text:span text:style-name="T4">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4">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text:span></text:span><text:soft-page-break/><text:span text:style-name="Source_20_Text"><text:span text:style-name="T4">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4">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Куда мне будет луч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text:s/>Предлагает Пира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неплохо,– сказала она и ступила в пусто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5">Белом Зомби</text:span></text:span><text:span text:style-name="Source_20_Text"><text:span text:style-name="T4">, самый первый фильм, из всех что видел Осби и в определённом смысле последний в его Списке Всех, вместе с </text:span></text:span><text:span text:style-name="Source_20_Text"><text:span text:style-name="T5">Сыном Франкенштейна</text:span></text:span><text:span text:style-name="Source_20_Text"><text:span text:style-name="T4">, </text:span></text:span><text:span text:style-name="Source_20_Text"><text:span text:style-name="T5">Чокнутые Летят в Рио</text:span></text:span><text:span text:style-name="Source_20_Text"><text:span text:style-name="T4"> и, возможно, </text:span></text:span><text:span text:style-name="Source_20_Text"><text:span text:style-name="T5">Дамбо.</text:span></text:span><text:span text:style-name="Source_20_Text"><text:span text:style-name="T4">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спрашивает Пират, когда пауза Осби затянулась дольше минуты.</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А?– грит Осби.</text:span></text:span></text:p>
      <text:p text:style-name="Standard_20__28_user_29_"><text:span text:style-name="Source_20_Text"><text:span text:style-name="T4">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5">на хуй</text:span></text:span><text:span text:style-name="Source_20_Text"><text:span text:style-name="T4">, и бросит игру, бросит и всё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text:span></text:span><text:soft-page-break/><text:span text:style-name="Source_20_Text"><text:span text:style-name="T4">ночь… – значит это причуда характера, бзик. Как ношение долбанного Мендозы.– <text:s/>Все </text:span></text:span><text:span text:style-name="Source_20_Text"><text:span text:style-name="T5">остальные</text:span></text:span><text:span text:style-name="Source_20_Text"><text:span text:style-name="T4"> в Фирме пользуются Стеном, знаете ли. Мендоза весит в три раза больше, никто даже не </text:span></text:span><text:span text:style-name="Source_20_Text"><text:span text:style-name="T5">видал</text:span></text:span><text:span text:style-name="Source_20_Text"><text:span text:style-name="T4">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5">причуда</text:span></text:span><text:span text:style-name="Source_20_Text"><text:span text:style-name="T4">. Мне вес без разницы, иначе не вытащил бы девушку обратно, т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ират становится простачком,– я за тебя отвечаю, знае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5">ic heb u liever dan ên everswîn,</text:span></text:span></text:p>
      <text:p text:style-name="Standard_20__28_user_29_"><text:span text:style-name="Source_20_Text"><text:span text:style-name="T5">al waert van finen goude ghewracht</text:span></text:span></text:p>
      <text:p text:style-name="Standard_20__28_user_29_"/>
      <text:p text:style-name="Standard_20__28_user_29_"><text:span text:style-name="Source_20_Text"><text:span text:style-name="T4">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5">как моё собственное маленькое светило</text:span></text:span><text:span text:style-name="Source_20_Text"><text:span text:style-name="T4">, писал од домой своему старшему брату Хендрику, </text:span></text:span><text:span text:style-name="Source_20_Text"><text:span text:style-name="T5">повелитель моего Знака</text:span></text:span><text:span text:style-name="Source_20_Text"><text:span text:style-name="T4">...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5">что</text:span></text:span><text:span text:style-name="Source_20_Text"><text:span text:style-name="T4"> они вообще годятся?—теперь неспособная даже увидеть своего убийцу, вскинувшись, брызжа кровью, с квохтаньем умирала….</text:span></text:span></text:p>
      <text:p text:style-name="Standard_20__28_user_29_"><text:span text:style-name="Source_20_Text"><text:span text:style-name="T4">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text:span></text:span><text:soft-page-break/><text:span text:style-name="Source_20_Text"><text:span text:style-name="T4">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4">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4">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4">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oft-page-break/><text:span text:style-name="Source_20_Text"><text:span text:style-name="T4">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4">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4">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5">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4">...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4">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4">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5">его</text:span></text:span><text:span text:style-name="Source_20_Text"><text:span text:style-name="T4"> причуда….»</text:span></text:span></text:p>
      <text:p text:style-name="Standard_20__28_user_29_"><text:soft-page-break/><text:span text:style-name="Source_20_Text"><text:span text:style-name="T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за тобой увязался,– Осби затягивается мухоморной сигарето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то ты думаешь про неё, вооб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ты знаешь что они там надумали?</text:span></text:span></text:p>
      <text:p text:style-name="Standard_20__28_user_29_"><text:span text:style-name="Source_20_Text"><text:span text:style-name="T4">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text:span></text:span><text:soft-page-break/><text:span text:style-name="Source_20_Text"><text:span text:style-name="T4">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4">«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4">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2"><draw:image xlink:href="Pictures/1000000000000B720000009B428C9716555D8079.png" xlink:type="simple" xlink:show="embed" xlink:actuate="onLoad" loext:mime-type="image/png"/></draw:frame><text:span text:style-name="Source_20_Text"><text:span text:style-name="T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4">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4">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4">Но что-то не так… что-то... </text:span></text:span><text:span text:style-name="Source_20_Text"><text:span text:style-name="T5">поменялось</text:span></text:span><text:span text:style-name="Source_20_Text"><text:span text:style-name="T4">…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5">что-то</text:span></text:span><text:span text:style-name="Source_20_Text"><text:span text:style-name="T4">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4">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pan text:style-name="Source_20_Text"><text:span text:style-name="T4">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text:span></text:span><text:soft-page-break/><text:span text:style-name="Source_20_Text"><text:span text:style-name="T4">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вернулся! Ах, Тайрон, ты </text:span></text:span><text:span text:style-name="Source_20_Text"><text:span text:style-name="T5">вернулся</text:span></text:span><text:span text:style-name="Source_20_Text"><text:span text:style-name="T4">,–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я, милая…</text:span></text:span></text:p>
      <text:p text:style-name="Standard_20__28_user_29_"><text:span text:style-name="Source_20_Text"><text:span text:style-name="T4">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5">конфета</text:span></text:span><text:span text:style-name="Source_20_Text"><text:span text:style-name="T4">, Мам! Придумай как скормить одну из них Гитлеру и война закончится </text:span></text:span><text:span text:style-name="Source_20_Text"><text:span text:style-name="T5">завтра</text:span></text:span><text:span text:style-name="Source_20_Text"><text:span text:style-name="T4">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И ещё капельку ментола,– м-с Квод закладывает в рот <text:s/>одну.– Прелесть.</text:span></text:span></text:p>
      <text:p text:style-name="Standard_20__28_user_29_"><text:span text:style-name="Source_20_Text"><text:span text:style-name="T4">Слотроп наконец выбрал одну с барельефом <text:s/>Lafitte Rothschild и отправляет в свой целовальник:– <text:s/>«О, да. Да. Ммм. Великолепно.»</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Если вы хотите что-то совсем </text:span></text:span><text:span text:style-name="Source_20_Text"><text:span text:style-name="T5">особенное</text:span></text:span><text:span text:style-name="Source_20_Text"><text:span text:style-name="T4">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ользкий вяз. Какая жалость, они вчера кончились.</text:span></text:span></text:p>
      <text:p text:style-name="Standard_20__28_user_29_"><text:span text:style-name="Source_20_Text"><text:span text:style-name="T4">Входит Дарин с горячим чайником и тремя чашками на поднос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тут?– Слотроп малость поспеш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бе лучше не знать, Тайро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5">два</text:span></text:span><text:span text:style-name="Source_20_Text"><text:span text:style-name="T4">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5">кисленькая</text:span></text:span><text:span text:style-name="Source_20_Text"><text:span text:style-name="T4">.–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5">не видит</text:span></text:span><text:span text:style-name="Source_20_Text"><text:span text:style-name="T4">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5"><text:s/>petit four</text:span></text:span><text:span text:style-name="Source_20_Text"><text:span text:style-name="T4">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5">чавк</text:span></text:span><text:span text:style-name="Source_20_Text"><text:span text:style-name="T4">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5">видом</text:span></text:span><text:span text:style-name="Source_20_Text"><text:span text:style-name="T4">. И почему вы, американцы, такие импульсив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опробуй это!– кричит Дарлин ухватившись за горло и качаясь на н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авай,– <text:s/>Дарлин ухватив его руку с конфетой, пытается засунуть в его рот.</text:span></text:span></text:p>
      <text:p text:style-name="Standard_20__28_user_29_"><text:soft-page-break/><text:span text:style-name="Source_20_Text"><text:span text:style-name="T4">–</text:span></text:span><text:span text:style-name="Source_20_Text"><text:span text:style-name="T7"> <text:s/></text:span></text:span><text:span text:style-name="Source_20_Text"><text:span text:style-name="T4">Да, просто, знаешь, смотрю на вид, как советуе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плющить в руке не честно, Тайрон.</text:span></text:span></text:p>
      <text:p text:style-name="Standard_20__28_user_29_"><text:span text:style-name="Source_20_Text"><text:span text:style-name="T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же, по-мужски,– советует м-с Квод.</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4">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жиновый зефир,– гри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аа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4">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4">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text:span></text:span><text:soft-page-break/><text:span text:style-name="Source_20_Text"><text:span text:style-name="T4">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4">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5">Прикоснитесь к <text:s/>её горлу, Величество. Прикоснитесь!</text:span></text:span><text:span text:style-name="Source_20_Text"><text:span text:style-name="T4">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5">Вспышка молнии—</text:span></text:span></text:p>
      <text:p text:style-name="Standard_20__28_user_29_"><text:span text:style-name="Source_20_Text"><text:span text:style-name="T4">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4">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3"><draw:image xlink:href="Pictures/1000000000000B720000009B428C9716555D8079.png" xlink:type="simple" xlink:show="embed" xlink:actuate="onLoad" loext:mime-type="image/png"/></draw:frame><text:span text:style-name="Source_20_Text"><text:span text:style-name="T4">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pan text:style-name="Source_20_Text"><text:span text:style-name="T4">Когда это происходит, свет для них становится очень красным.</text:span></text:span></text:p>
      <text:p text:style-name="Standard_20__28_user_29_"><text:span text:style-name="Source_20_Text"><text:span text:style-name="T4">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text:span></text:span><text:soft-page-break/><text:span text:style-name="Source_20_Text"><text:span text:style-name="T4">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4">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4">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4">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4">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5">данный</text:span></text:span><text:span text:style-name="Source_20_Text"><text:span text:style-name="T4"> момент обеспеченная беременность, или две, если толь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х!– Она подскакивает радостно (вверх, не на),– это мне </text:span></text:span><text:span text:style-name="Source_20_Text"><text:span text:style-name="T5">напомнил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text:span></text:span><text:span text:style-name="Source_20_Text"><text:span text:style-name="T5">вот</text:span></text:span><text:span text:style-name="Source_20_Text"><text:span text:style-name="T4">, что у тебя на уме. Если, конечно, </text:span></text:span><text:span text:style-name="Source_20_Text"><text:span text:style-name="T5">ум</text:span></text:span><text:span text:style-name="Source_20_Text"><text:span text:style-name="T4"> подходящее слово.</text:span></text:span></text:p>
      <text:p text:style-name="Standard_20__28_user_29_"><text:span text:style-name="Source_20_Text"><text:span text:style-name="T4">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4">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5">о, о…</text:span></text:span></text:p>
      <text:p text:style-name="Standard_20__28_user_29_"><text:span text:style-name="Source_20_Text"><text:span text:style-name="T4">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4">«…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text:span></text:span><text:soft-page-break/><text:span text:style-name="Source_20_Text"><text:span text:style-name="T4">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5">амирают в безмолвном ожидании</text:span></text:span><text:span text:style-name="Source_20_Text"><text:span text:style-name="T4">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4">Но тут. С </text:span></text:span><text:span text:style-name="Source_20_Text"><text:span text:style-name="T5">этой</text:span></text:span><text:span text:style-name="Source_20_Text"><text:span text:style-name="T4">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4">» она сняла свою блузку, в движении по основной магистрали возле Ловер Бидинг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Боже, она чокнулась, за что </text:span></text:span><text:span text:style-name="Source_20_Text"><text:span text:style-name="T5">мне</text:span></text:span><text:span text:style-name="Source_20_Text"><text:span text:style-name="T4"> попадаются только так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слушай,– смотрит искоса,– <text:s/>ты знаешь, что тебя могут арестовать? Забудь про «тебя»,– <text:s/>ему только что дошло,– <text:s/></text:span></text:span><text:span text:style-name="Source_20_Text"><text:span text:style-name="T5">меня</text:span></text:span><text:span text:style-name="Source_20_Text"><text:span text:style-name="T4"> арестую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4">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5">коротышек, </text:span></text:span><text:span text:style-name="Source_20_Text"><text:span text:style-name="T4">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5">есть</text:span></text:span><text:span text:style-name="Source_20_Text"><text:span text:style-name="T4">, машина военной полиции. Он не может сбавить, а если попытается обогнать это и </text:span></text:span><text:span text:style-name="Source_20_Text"><text:span text:style-name="T5">впрямь</text:span></text:span><text:span text:style-name="Source_20_Text"><text:span text:style-name="T4"> будет подозритель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5">делают</text:span></text:span><text:span text:style-name="Source_20_Text"><text:span text:style-name="T4">, Приксбери, тебе вид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хоже мужчина и женщина, сэ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ридурок.– <text:s/>И достаёт чёрный бинокль.</text:span></text:span></text:p>
      <text:p text:style-name="Standard_20__28_user_29_"/>
      <text:p text:style-name="Standard_20__28_user_29_"><text:span text:style-name="Source_20_Text"><text:span text:style-name="T4">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oft-page-break/><text:span text:style-name="Source_20_Text"><text:span text:style-name="T4">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4">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5"><text:span text:style-name="Source_20_Text"><text:span text:style-name="T4">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5"><text:s/>je ne sais quoi de sinistre. </text:span></text:span><text:span text:style-name="Source_20_Text"><text:span text:style-name="T4">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о. О</text:span></text:span><text:span text:style-name="Source_20_Text"><text:span text:style-name="T4">, нет. Закрой тот вентиль, Нетель, да прикинь </text:span></text:span><text:span text:style-name="Source_20_Text"><text:span text:style-name="T5">про это вот</text:span></text:span><text:span text:style-name="Source_20_Text"><text:span text:style-name="T4">.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5">сейчас</text:span></text:span><text:span text:style-name="Source_20_Text"><text:span text:style-name="T4">…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5">могут</text:span></text:span><text:span text:style-name="Source_20_Text"><text:span text:style-name="T4"> читать твоё сознание! а и что если—что если это </text:span></text:span><text:span text:style-name="Source_20_Text"><text:span text:style-name="T5">гипнотизм</text:span></text:span><text:span text:style-name="Source_20_Text"><text:span text:style-name="T4">? А? Исусе: тогда целая куча других оккультных заморочек, таких как астральное наущение, контроль сознания (ну, в </text:span></text:span><text:span text:style-name="Source_20_Text"><text:span text:style-name="T5">этом-то</text:span></text:span><text:span text:style-name="Source_20_Text"><text:span text:style-name="T4"> ничего оккультного), тайные проклятия, чтоб вызвать импотенцию, флюс, сумасшествие, вуууййй!—</text:span></text:span><text:span text:style-name="Source_20_Text"><text:span text:style-name="T5">зелья</text:span></text:span><text:span text:style-name="Source_20_Text"><text:span text:style-name="T4">! (когда он наконец распрямился и умственным взором, </text:span></text:span><text:span text:style-name="Source_20_Text"><text:span text:style-name="T5">очень</text:span></text:span><text:span text:style-name="Source_20_Text"><text:span text:style-name="T4"> осторожно, обращается к толкучке в кофейном баре, о, </text:span></text:span><text:span text:style-name="Source_20_Text"><text:span text:style-name="T5">Боже…</text:span></text:span><text:span text:style-name="Source_20_Text"><text:span text:style-name="T4">),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5">кто все эти люди</text:span></text:span><text:span text:style-name="Source_20_Text"><text:span text:style-name="T4">…. Чёкнутые.</text:span></text:span><text:span text:style-name="Source_20_Text"><text:span text:style-name="T5">Чёёёёкнутые! </text:span></text:span><text:span text:style-name="Source_20_Text"><text:span text:style-name="T4">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5">всё</text:span></text:span><text:span text:style-name="Source_20_Text"><text:span text:style-name="T4">—даже когда они с Джессикой в постели </text:span></text:span><text:span text:style-name="Source_20_Text"><text:span text:style-name="T5">ебуться</text:span></text:span><text:span text:style-name="Source_20_Text"><text:span text:style-name="T4">—</text:span></text:span></text:p>
      <text:p text:style-name="P5"><text:span text:style-name="Source_20_Text"><text:span text:style-name="T4">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5"><text:soft-page-break/><text:span text:style-name="Source_20_Text"><text:span text:style-name="T4">Чудесное утро, Вторая Мировая Война. Всё, что он может удерживать на поверхности своего сознания, это слова </text:span></text:span><text:span text:style-name="Source_20_Text"><text:span text:style-name="T5">Мне нужно перевестись</text:span></text:span><text:span text:style-name="Source_20_Text"><text:span text:style-name="T4">,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5">Нацистов в Новостях, </text:span></text:span><text:span text:style-name="Source_20_Text"><text:span text:style-name="T4">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5"><text:span text:style-name="Source_20_Text"><text:span text:style-name="T4">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5"><text:span text:style-name="Source_20_Text"><text:span text:style-name="T4">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5">погоди</text:span></text:span><text:span text:style-name="Source_20_Text"><text:span text:style-name="T4">… болезнь кожи… </text:span></text:span><text:span text:style-name="Source_20_Text"><text:span text:style-name="T5">может</text:span></text:span><text:span text:style-name="Source_20_Text"><text:span text:style-name="T4">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5">в скрытом состоянии среди города…</text:span></text:span><text:span text:style-name="Source_20_Text"><text:span text:style-name="T4">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5"><text:span text:style-name="Source_20_Text"><text:span text:style-name="T4">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5"/>
      <text:p text:style-name="P5"><text:span text:style-name="Source_20_Text"><text:span text:style-name="T4">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5">любом</text:span></text:span><text:span text:style-name="Source_20_Text"><text:span text:style-name="T4">,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5">Роджер, Роджер, о, любимый</text:span></text:span><text:span text:style-name="Source_20_Text"><text:span text:style-name="T4">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text:span></text:span><text:soft-page-break/><text:span text:style-name="Source_20_Text"><text:span text:style-name="T4">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5">мальчишки</text:span></text:span><text:span text:style-name="Source_20_Text"><text:span text:style-name="T4">,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5"><text:span text:style-name="Source_20_Text"><text:span text:style-name="T4">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5"> 1942</text:span></text:span><text:span text:style-name="Source_20_Text"><text:span text:style-name="T4">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5"><text:span text:style-name="Source_20_Text"><text:span text:style-name="T4">–</text:span></text:span><text:span text:style-name="Source_20_Text"><text:span text:style-name="T7"> </text:span></text:span><text:span text:style-name="Source_20_Text"><text:span text:style-name="T4">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5"><text:span text:style-name="Source_20_Text"><text:span text:style-name="T4">–</text:span></text:span><text:span text:style-name="Source_20_Text"><text:span text:style-name="T7"> </text:span></text:span><text:span text:style-name="Source_20_Text"><text:span text:style-name="T4">Сигарета найдётся, Мэг?– уже автоматически, те так ли. Джес?</text:span></text:span></text:p>
      <text:p text:style-name="P5"><text:span text:style-name="Source_20_Text"><text:span text:style-name="T4">Ну, так—«Думала, тут, типа, фильм с Гарбо, блин, а не всегдашняя никотиновая голодуха, опять не угадала, пока...»</text:span></text:span></text:p>
      <text:p text:style-name="P5"><text:span text:style-name="Source_20_Text"><text:span text:style-name="T4">О, <text:s/>да проваливай уже: – «Думала про свой рождественский шопинг».</text:span></text:span></text:p>
      <text:p text:style-name="P5"><text:span text:style-name="Source_20_Text"><text:span text:style-name="T4">–</text:span></text:span><text:span text:style-name="Source_20_Text"><text:span text:style-name="T7"> </text:span></text:span><text:span text:style-name="Source_20_Text"><text:span text:style-name="T4">Что возьмёшь Бобру?</text:span></text:span></text:p>
      <text:p text:style-name="P5"><text:span text:style-name="Source_20_Text"><text:span text:style-name="T4">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5"/>
      <text:p text:style-name="P5"><text:span text:style-name="Source_20_Text"><text:span text:style-name="T4">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5"><text:span text:style-name="Source_20_Text"><text:span text:style-name="T4">Роджер свернул и они смотрели на поношенную замызганную униформу сходившихся к вечерне. Ветер пах свежим снегом.</text:span></text:span></text:p>
      <text:p text:style-name="P5"><text:span text:style-name="Source_20_Text"><text:span text:style-name="T4">–</text:span></text:span><text:span text:style-name="Source_20_Text"><text:span text:style-name="T7"> </text:span></text:span><text:span text:style-name="Source_20_Text"><text:span text:style-name="T4">Нам надо домой,– сказала она,– поздно уже.</text:span></text:span></text:p>
      <text:p text:style-name="P5"><text:span text:style-name="Source_20_Text"><text:span text:style-name="T4">–</text:span></text:span><text:span text:style-name="Source_20_Text"><text:span text:style-name="T7"> </text:span></text:span><text:span text:style-name="Source_20_Text"><text:span text:style-name="T4">Можно просто зайти на минутку.</text:span></text:span></text:p>
      <text:p text:style-name="P5"><text:span text:style-name="Source_20_Text"><text:span text:style-name="T4">Ну, уж </text:span></text:span><text:span text:style-name="Source_20_Text"><text:span text:style-name="T5">это</text:span></text:span><text:span text:style-name="Source_20_Text"><text:span text:style-name="T4">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text:span></text:span><text:soft-page-break/><text:span text:style-name="Source_20_Text"><text:span text:style-name="T4">–«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5"><text:span text:style-name="Source_20_Text"><text:span text:style-name="T4">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5"><text:span text:style-name="Source_20_Text"><text:span text:style-name="T4">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5"/>
      <text:p text:style-name="P5"><text:span text:style-name="Source_20_Text"><text:span text:style-name="T8">In dulci jubilo</text:span></text:span></text:p>
      <text:p text:style-name="P5"><text:span text:style-name="Source_20_Text"><text:span text:style-name="T8">Nun singet und seid froh!</text:span></text:span></text:p>
      <text:p text:style-name="P5"><text:span text:style-name="Source_20_Text"><text:span text:style-name="T8">Unsers Herzens Wonne</text:span></text:span></text:p>
      <text:p text:style-name="P5"><text:span text:style-name="Source_20_Text"><text:span text:style-name="T8">Leit in praesipio,</text:span></text:span></text:p>
      <text:p text:style-name="P5"><text:span text:style-name="Source_20_Text"><text:span text:style-name="T8">Leuchtet vor die Sonne</text:span></text:span></text:p>
      <text:p text:style-name="P5"><text:span text:style-name="Source_20_Text"><text:span text:style-name="T8">Matris in gremio.</text:span></text:span></text:p>
      <text:p text:style-name="P5"><text:span text:style-name="Source_20_Text"><text:span text:style-name="T5">Alpha es et O.</text:span></text:span></text:p>
      <text:p text:style-name="P5"/>
      <text:p text:style-name="P5"><text:span text:style-name="Source_20_Text"><text:span text:style-name="T4">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5">немецкий</text:span></text:span><text:span text:style-name="Source_20_Text"><text:span text:style-name="T4">? в английской церкви? 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text:span></text:span><text:soft-page-break/><text:span text:style-name="Source_20_Text"><text:span text:style-name="T4">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5"><text:span text:style-name="Source_20_Text"><text:span text:style-name="T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5">ein Volk ein Führer</text:span></text:span><text:span text:style-name="Source_20_Text"><text:span text:style-name="T4">—ей нужна машина из множества разных частей, не монолитность, но усложнённость… Хотя кто отважится утверждать </text:span></text:span><text:span text:style-name="Source_20_Text"><text:span text:style-name="T5">что</text:span></text:span><text:span text:style-name="Source_20_Text"><text:span text:style-name="T4"> нужно Войне, настолько она обширна, настолько вознесена… такая </text:span></text:span><text:span text:style-name="Source_20_Text"><text:span text:style-name="T5">заочная</text:span></text:span><text:span text:style-name="Source_20_Text"><text:span text:style-name="T4">.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5">себя</text:span></text:span><text:span text:style-name="Source_20_Text"><text:span text:style-name="T4"> Второй Мировой Войной. Он не получает газет, отказывается слушать радио, и всё-таки в день </text:span></text:span><text:soft-page-break/><text:span text:style-name="Source_20_Text"><text:span text:style-name="T4">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5"><text:span text:style-name="Source_20_Text"><text:span text:style-name="T4">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5"><text:s/>peau de soie, </text:span></text:span><text:span text:style-name="Source_20_Text"><text:span text:style-name="T4">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5">Giovinezza</text:span></text:span><text:span text:style-name="Source_20_Text"><text:span text:style-name="T4">, а что-нибудь, наверное, из </text:span></text:span><text:span text:style-name="Source_20_Text"><text:span text:style-name="T5">Rigoletto</text:span></text:span><text:span text:style-name="Source_20_Text"><text:span text:style-name="T4"> или </text:span></text:span><text:span text:style-name="Source_20_Text"><text:span text:style-name="T5">La Bohème</text:span></text:span><text:span text:style-name="Source_20_Text"><text:span text:style-name="T4">—Почтовое 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text:span></text:span><text:soft-page-break/><text:span text:style-name="Source_20_Text"><text:span text:style-name="T4">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5">cioé</text:span></text:span><text:span text:style-name="Source_20_Text"><text:span text:style-name="T4">,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5">mano morta,</text:span></text:span><text:span text:style-name="Source_20_Text"><text:span text:style-name="T4"> никакого прыжка из мёртвой в ожившую по лёгкому позволению подходящего бедра или ляжки—никаких </text:span></text:span><text:span text:style-name="Source_20_Text"><text:span text:style-name="T5">игрищ</text:span></text:span><text:span text:style-name="Source_20_Text"><text:span text:style-name="T4">,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5">вот</text:span></text:span><text:span text:style-name="Source_20_Text"><text:span text:style-name="T4"> склон, небо </text:span></text:span><text:span text:style-name="Source_20_Text"><text:span text:style-name="T5">может</text:span></text:span><text:span text:style-name="Source_20_Text"><text:span text:style-name="T4">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5">сговор</text:span></text:span><text:span text:style-name="Source_20_Text"><text:span text:style-name="T4">, а цифры вертятся к </text:span></text:span><text:soft-page-break/><text:span text:style-name="Source_20_Text"><text:span text:style-name="T4">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5">Eia</text:span></text:span><text:span text:style-name="Source_20_Text"><text:span text:style-name="T4">—странный вздох, тысячелетний—</text:span></text:span><text:span text:style-name="Source_20_Text"><text:span text:style-name="T5">eia, wärn wir da!</text:span></text:span><text:span text:style-name="Source_20_Text"><text:span text:style-name="T4">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6">—</text:span></text:span><text:span text:style-name="Source_20_Text"><text:span text:style-name="T4">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5">дёргается</text:span></text:span><text:span text:style-name="Source_20_Text"><text:span text:style-name="T4">….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text:span></text:span><text:soft-page-break/><text:span text:style-name="Source_20_Text"><text:span text:style-name="T4">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5">номер</text:span></text:span><text:span text:style-name="Source_20_Text"><text:span text:style-name="T4">,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5"><text:span text:style-name="Source_20_Text"><text:span text:style-name="T4">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5"/>
      <text:p text:style-name="P5"><text:span text:style-name="Source_20_Text"><text:span text:style-name="T8">O Jesu parvule,</text:span></text:span></text:p>
      <text:p text:style-name="P5"><text:span text:style-name="Source_20_Text"><text:span text:style-name="T8">Nach dir ist mir so weh .</text:span></text:span><text:span text:style-name="Source_20_Text"><text:span text:style-name="T9"> . .</text:span></text:span></text:p>
      <text:p text:style-name="P6"/>
      <text:p text:style-name="P5"><text:span text:style-name="Source_20_Text"><text:span text:style-name="T4">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5">слава Богу!</text:span></text:span><text:span text:style-name="Source_20_Text"><text:span text:style-name="T4">—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5"/>
      <text:p text:style-name="P5"><draw:frame draw:style-name="fr1" draw:name="Image17" text:anchor-type="char" svg:width="6.9252in" svg:height="0.3661in" draw:z-index="4"><draw:image xlink:href="Pictures/1000000000000B720000009B428C9716555D8079.png" xlink:type="simple" xlink:show="embed" xlink:actuate="onLoad" loext:mime-type="image/png"/></draw:frame><text:span text:style-name="Source_20_Text"><text:span text:style-name="T4">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5">привычно пустой…</text:span></text:span><text:span text:style-name="Source_20_Text"><text:span text:style-name="T4">. Твои ступни направлены к высокой прорези окна в дальнем конце комнаты. Свет звёзд, непрестанный звук </text:span></text:span><text:soft-page-break/><text:span text:style-name="Source_20_Text"><text:span text:style-name="T4">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5">Время / Стимул / Секреция (30) / Замечания, ч</text:span></text:span><text:span text:style-name="Source_20_Text"><text:span text:style-name="T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5">ты знаешь… что…</text:span></text:span><text:span text:style-name="Source_20_Text"><text:span text:style-name="T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5"><text:span text:style-name="Source_20_Text"><text:span text:style-name="T4">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5"/>
      <text:p text:style-name="P5"><text:span text:style-name="Source_20_Text"><text:span text:style-name="T4">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text:span></text:span><text:soft-page-break/><text:span text:style-name="Source_20_Text"><text:span text:style-name="T4">живущим —«Лисы», взывает Спектро</text:span></text:span><text:span text:style-name="Source_20_Text"><text:span text:style-name="T10">Е</text:span></text:span><text:span text:style-name="Source_20_Text"><text:span text:style-name="T4">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5"><text:span text:style-name="Source_20_Text"><text:span text:style-name="T4">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5">нет…</text:span></text:span><text:span text:style-name="Source_20_Text"><text:span text:style-name="T4">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5"><text:span text:style-name="Source_20_Text"><text:span text:style-name="T4">–</text:span></text:span><text:span text:style-name="Source_20_Text"><text:span text:style-name="T7"> </text:span></text:span><text:span text:style-name="Source_20_Text"><text:span text:style-name="T4">Ах, не иначе. Проклятие мумии, ты идиот. Боже, Боже, я созрел для Крыла Д.</text:span></text:span></text:p>
      <text:p text:style-name="P5"><text:span text:style-name="Source_20_Text"><text:span text:style-name="T4">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5">словах</text:span></text:span><text:span text:style-name="Source_20_Text"><text:span text:style-name="T4">,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text:span></text:span><text:soft-page-break/><text:span text:style-name="Source_20_Text"><text:span text:style-name="T4">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5"><draw:frame draw:style-name="fr2"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text:soft-page-break/>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5"><text:span text:style-name="Source_20_Text"><text:span text:style-name="T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5"><text:span text:style-name="Source_20_Text"><text:span text:style-name="T4">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5"><text:span text:style-name="Source_20_Text"><text:span text:style-name="T4">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5">часть каждого из них. </text:span></text:span><text:span text:style-name="Source_20_Text"><text:span text:style-name="T4">«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5"><text:span text:style-name="Source_20_Text"><text:span text:style-name="T4">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5">должен</text:span></text:span><text:span text:style-name="Source_20_Text"><text:span text:style-name="T4">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5"><text:span text:style-name="Source_20_Text"><text:span text:style-name="T4">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5">он знает</text:span></text:span><text:span text:style-name="Source_20_Text"><text:span text:style-name="T4">,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text:span></text:span><text:soft-page-break/><text:span text:style-name="Source_20_Text"><text:span text:style-name="T4">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5"><text:span text:style-name="Source_20_Text"><text:span text:style-name="T4">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5"><text:span text:style-name="Source_20_Text"><text:span text:style-name="T4">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5"><text:span text:style-name="Source_20_Text"><text:span text:style-name="T4">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5"><text:span text:style-name="Source_20_Text"><text:span text:style-name="T4">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5"><text:span text:style-name="Source_20_Text"><text:span text:style-name="T4">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5"><text:span text:style-name="Source_20_Text"><text:span text:style-name="T4">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5">sentiments d’emprise</text:span></text:span><text:span text:style-name="Source_20_Text"><text:span text:style-name="T4">, старина, полегче тут) был со своей Дарлин за пару кварталов от Св. Вероники двумя днями раньше.</text:span></text:span></text:p>
      <text:p text:style-name="P5"><text:span text:style-name="Source_20_Text"><text:span text:style-name="T4">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5"><text:span text:style-name="Source_20_Text"><text:span text:style-name="T4">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text:span></text:span><text:soft-page-break/><text:span text:style-name="Source_20_Text"><text:span text:style-name="T4">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5"><text:span text:style-name="Source_20_Text"><text:span text:style-name="T4">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5">Нам ни в коем случае нельзя потерять контроль</text:span></text:span><text:span text:style-name="Source_20_Text"><text:span text:style-name="T4">. Мысль о нём затерявшемся в мире людей, после войны, наполняет меня глубоким ужасом, от которого я не могу избавиться….»</text:span></text:span></text:p>
      <text:p text:style-name="P5"><draw:frame draw:style-name="fr1" draw:name="Image18" text:anchor-type="char" svg:width="6.9252in" svg:height="0.3661in" draw:z-index="5"><draw:image xlink:href="Pictures/1000000000000B720000009B428C9716555D8079.png" xlink:type="simple" xlink:show="embed" xlink:actuate="onLoad" loext:mime-type="image/png"/></draw:frame><text:span text:style-name="Source_20_Text"><text:span text:style-name="T4">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5"><text:span text:style-name="Source_20_Text"><text:span text:style-name="T4">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text:span></text:span><text:soft-page-break/><text:span text:style-name="Source_20_Text"><text:span text:style-name="T4">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5"><text:span text:style-name="Source_20_Text"><text:span text:style-name="T4">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5">lingua franca? </text:span></text:span><text:span text:style-name="Source_20_Text"><text:span text:style-name="T4">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5"><text:span text:style-name="Source_20_Text"><text:span text:style-name="T4">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5">автохроматизмом</text:span></text:span><text:span text:style-name="Source_20_Text"><text:span text:style-name="T4">).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text:span></text:span><text:soft-page-break/><text:span text:style-name="Source_20_Text"><text:span text:style-name="T4">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5"><text:span text:style-name="Source_20_Text"><text:span text:style-name="T4">–</text:span></text:span><text:span text:style-name="Source_20_Text"><text:span text:style-name="T7"> </text:span></text:span><text:span text:style-name="Source_20_Text"><text:span text:style-name="T4">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5"><text:span text:style-name="Source_20_Text"><text:span text:style-name="T4">–</text:span></text:span><text:span text:style-name="Source_20_Text"><text:span text:style-name="T7"> </text:span></text:span><text:span text:style-name="Source_20_Text"><text:span text:style-name="T4">А когда-нибудь приходится выходить на… ну, на Внешний Уровень?</text:span></text:span></text:p>
      <text:p text:style-name="P5"><text:span text:style-name="Source_20_Text"><text:span text:style-name="T4">(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5"><text:span text:style-name="Source_20_Text"><text:span text:style-name="T4">–</text:span></text:span><text:span text:style-name="Source_20_Text"><text:span text:style-name="T7"> </text:span></text:span><text:span text:style-name="Source_20_Text"><text:span text:style-name="T4">(Отрывисто.) Мне придётся сказать тебе это по ходу инструктажа.</text:span></text:span></text:p>
      <text:p text:style-name="P5"><text:span text:style-name="Source_20_Text"><text:span text:style-name="T4">–</text:span></text:span><text:span text:style-name="Source_20_Text"><text:span text:style-name="T7"> </text:span></text:span><text:span text:style-name="Source_20_Text"><text:span text:style-name="T4">Сказать мне что?</text:span></text:span></text:p>
      <text:p text:style-name="P5"><text:span text:style-name="Source_20_Text"><text:span text:style-name="T4">–</text:span></text:span><text:span text:style-name="Source_20_Text"><text:span text:style-name="T7"> </text:span></text:span><text:span text:style-name="Source_20_Text"><text:span text:style-name="T4">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5">все</text:span></text:span><text:span text:style-name="Source_20_Text"><text:span text:style-name="T4">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5"><text:span text:style-name="Source_20_Text"><text:span text:style-name="T4">–</text:span></text:span><text:span text:style-name="Source_20_Text"><text:span text:style-name="T7"> </text:span></text:span><text:span text:style-name="Source_20_Text"><text:span text:style-name="T4">Должен…</text:span></text:span></text:p>
      <text:p text:style-name="P5"><text:span text:style-name="Source_20_Text"><text:span text:style-name="T4">–</text:span></text:span><text:span text:style-name="Source_20_Text"><text:span text:style-name="T7"> </text:span></text:span><text:span text:style-name="Source_20_Text"><text:span text:style-name="T4">Сожалею.</text:span></text:span></text:p>
      <text:p text:style-name="P5"><text:span text:style-name="Source_20_Text"><text:span text:style-name="T4">–</text:span></text:span><text:span text:style-name="Source_20_Text"><text:span text:style-name="T7"> </text:span></text:span><text:span text:style-name="Source_20_Text"><text:span text:style-name="T4">Но разве тут… я думал это только—ну, уровень. Место, которое проходишь. Разве нет…?</text:span></text:span></text:p>
      <text:p text:style-name="P5"><text:span text:style-name="Source_20_Text"><text:span text:style-name="T4">–</text:span></text:span><text:span text:style-name="Source_20_Text"><text:span text:style-name="T7"> </text:span></text:span><text:span text:style-name="Source_20_Text"><text:span text:style-name="T4">Заморские пейзажи, о, да, и я так думала—необычные формирования, заглянуть в Наружную Лучистость. Но всё это из </text:span></text:span><text:span text:style-name="Source_20_Text"><text:span text:style-name="T5">нас</text:span></text:span><text:span text:style-name="Source_20_Text"><text:span text:style-name="T4">, пойми. Миллионов </text:span></text:span><text:span text:style-name="Source_20_Text"><text:span text:style-name="T5">нас</text:span></text:span><text:span text:style-name="Source_20_Text"><text:span text:style-name="T4">, изменённых, чтоб стать интерфейсом, ороговеть, не чувствовать и умолкнуть.</text:span></text:span></text:p>
      <text:p text:style-name="P5"><text:soft-page-break/><text:span text:style-name="Source_20_Text"><text:span text:style-name="T4">–</text:span></text:span><text:span text:style-name="Source_20_Text"><text:span text:style-name="T7"> </text:span></text:span><text:span text:style-name="Source_20_Text"><text:span text:style-name="T4">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5">памяти</text:span></text:span><text:span text:style-name="Source_20_Text"><text:span text:style-name="T4">? тяги... мы в изгнании, но у нас есть дом! (В ответ молчание.) Вернуться туда! Не наверх в интерфейс. Обратно в ЦНС!</text:span></text:span></text:p>
      <text:p text:style-name="P5"><text:span text:style-name="Source_20_Text"><text:span text:style-name="T4">–</text:span></text:span><text:span text:style-name="Source_20_Text"><text:span text:style-name="T7"> </text:span></text:span><text:span text:style-name="Source_20_Text"><text:span text:style-name="T4">(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5"><text:span text:style-name="Source_20_Text"><text:span text:style-name="T4">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5">faille</text:span></text:span><text:span text:style-name="Source_20_Text"><text:span text:style-name="T4">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5"><text:span text:style-name="Source_20_Text"><text:span text:style-name="T4">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5"><text:span text:style-name="Source_20_Text"><text:span text:style-name="T4">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5">обращаясь к чему-то</text:span></text:span><text:span text:style-name="Source_20_Text"><text:span text:style-name="T4">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text:span></text:span><text:soft-page-break/><text:span text:style-name="Source_20_Text"><text:span text:style-name="T4">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5">им</text:span></text:span><text:span text:style-name="Source_20_Text"><text:span text:style-name="T4">.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5"><text:span text:style-name="Source_20_Text"><text:span text:style-name="T4">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5"><text:span text:style-name="Source_20_Text"><text:span text:style-name="T4">Сэнт-Блейз: Фрикшоу Два, </text:span></text:span><text:span text:style-name="Source_20_Text"><text:span text:style-name="T5">ты видишь это</text:span></text:span><text:span text:style-name="Source_20_Text"><text:span text:style-name="T4">, конец.</text:span></text:span></text:p>
      <text:p text:style-name="P5"><text:span text:style-name="Source_20_Text"><text:span text:style-name="T4">Ведомый: Это Фрикшоу Два—подтверждаю.</text:span></text:span></text:p>
      <text:p text:style-name="P5"><text:span text:style-name="Source_20_Text"><text:span text:style-name="T4">Сэнт-Блейз: Хорошо.</text:span></text:span></text:p>
      <text:p text:style-name="P5"><text:span text:style-name="Source_20_Text"><text:span text:style-name="T4">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5"><text:span text:style-name="Source_20_Text"><text:span text:style-name="T4">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text:span></text:span><text:soft-page-break/><text:span text:style-name="Source_20_Text"><text:span text:style-name="T4">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5"><text:span text:style-name="Source_20_Text"><text:span text:style-name="T4">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5">о</text:span></text:span><text:span text:style-name="Source_20_Text"><text:span text:style-name="T4">…. Каждое из лиц наблюдавших Вальтера Аша было кукольной сценой: на каждой отдельный спектакль.</text:span></text:span></text:p>
      <text:p text:style-name="P5"><text:span text:style-name="Source_20_Text"><text:span text:style-name="T4">...демонстрирует хорошие руки, да, опали и запястья до самой респираторно расслабленной <text:s/>впадины мускула…</text:span></text:span></text:p>
      <text:p text:style-name="P5"><text:span text:style-name="Source_20_Text"><text:span text:style-name="T4">...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5">аааххх</text:span></text:span><text:span text:style-name="Source_20_Text"><text:span text:style-name="T4">—</text:span></text:span></text:p>
      <text:p text:style-name="P5"><text:span text:style-name="Source_20_Text"><text:span text:style-name="T4">...театр ничего но Вальтер вправду глянь на голову неестественный угол хочет поймать свет хорошая подсветка на жёлтый гель…</text:span></text:span></text:p>
      <text:p text:style-name="P5"><text:span text:style-name="Source_20_Text"><text:span text:style-name="T4">(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5"><text:span text:style-name="Source_20_Text"><text:span text:style-name="T5">. . . mba rara m’eroto ondyoze . . . mbe mu munine m’oruroto ayo u n’omuinyo </text:span></text:span><text:span text:style-name="Source_20_Text"><text:span text:style-name="T4">(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5"><text:span text:style-name="Source_20_Text"><text:span text:style-name="T4">–</text:span></text:span><text:span text:style-name="Source_20_Text"><text:span text:style-name="T7"> </text:span></text:span><text:span text:style-name="Source_20_Text"><text:span text:style-name="T4">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text:span></text:span><text:soft-page-break/><text:span text:style-name="Source_20_Text"><text:span text:style-name="T4">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5"><text:span text:style-name="Source_20_Text"><text:span text:style-name="T4">–</text:span></text:span><text:span text:style-name="Source_20_Text"><text:span text:style-name="T7"> </text:span></text:span><text:span text:style-name="Source_20_Text"><text:span text:style-name="T4">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5"><text:span text:style-name="Source_20_Text"><text:span text:style-name="T4">–</text:span></text:span><text:span text:style-name="Source_20_Text"><text:span text:style-name="T7"> </text:span></text:span><text:span text:style-name="Source_20_Text"><text:span text:style-name="T4">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5"><text:span text:style-name="Source_20_Text"><text:span text:style-name="T4">–</text:span></text:span><text:span text:style-name="Source_20_Text"><text:span text:style-name="T7"> </text:span></text:span><text:span text:style-name="Source_20_Text"><text:span text:style-name="T4">Нет, не угодно,– <text:s/>сухо отвечает Мехико,– но, да, полагаю кому-то надо этим заняться.</text:span></text:span></text:p>
      <text:p text:style-name="P5"><text:span text:style-name="Source_20_Text"><text:span text:style-name="T4">–</text:span></text:span><text:span text:style-name="Source_20_Text"><text:span text:style-name="T7"> </text:span></text:span><text:span text:style-name="Source_20_Text"><text:span text:style-name="T4">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5"><text:span text:style-name="Source_20_Text"><text:span text:style-name="T4">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5">это</text:span></text:span><text:span text:style-name="Source_20_Text"><text:span text:style-name="T4">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5">не помнит</text:span></text:span><text:span text:style-name="Source_20_Text"><text:span text:style-name="T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5"><text:span text:style-name="Source_20_Text"><text:span text:style-name="T4">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5"><text:span text:style-name="Source_20_Text"><text:span text:style-name="T4">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5"><draw:frame draw:style-name="fr1" draw:name="Image19" text:anchor-type="char" svg:width="6.9252in" svg:height="0.3661in" draw:z-index="6"><draw:image xlink:href="Pictures/1000000000000B720000009B428C9716555D8079.png" xlink:type="simple" xlink:show="embed" xlink:actuate="onLoad" loext:mime-type="image/png"/></draw:frame><text:span text:style-name="Source_20_Text"><text:span text:style-name="T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5">détente </text:span></text:span><text:span text:style-name="Source_20_Text"><text:span text:style-name="T4">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5">Die Faust Hoch</text:span></text:span><text:span text:style-name="Source_20_Text"><text:span text:style-name="T4">,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5"><text:span text:style-name="Source_20_Text"><text:span text:style-name="T4">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5"><text:soft-page-break/><text:span text:style-name="Source_20_Text"><text:span text:style-name="T7"><text:s/></text:span></text:span><text:span text:style-name="Source_20_Text"><text:span text:style-name="T4">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5"><text:span text:style-name="Source_20_Text"><text:span text:style-name="T4">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5">этим</text:span></text:span><text:span text:style-name="Source_20_Text"><text:span text:style-name="T4"> воспользоваться. Они знаю как использовать почто что каждого. Что станется с теми кого они не могут использовать?</text:span></text:span></text:p>
      <text:p text:style-name="P5"><text:span text:style-name="Source_20_Text"><text:span text:style-name="T4">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5">Октября</text:span></text:span><text:span text:style-name="Source_20_Text"><text:span text:style-name="T4">,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4">Армия ЛЮБОВНИКОВ МОЖЕТ БЫТЬ ПОБЕЖДЕНА.</text:span></text:span></text:p>
      <text:p text:style-name="Standard_20__28_user_29_"><text:span text:style-name="Source_20_Text"><text:span text:style-name="T4">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5">аах</text:span></text:span><text:span text:style-name="Source_20_Text"><text:span text:style-name="T4">,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5">мужское превосходство</text:span></text:span><text:span text:style-name="Source_20_Text"><text:span text:style-name="T4">...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4">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text:span></text:span><text:soft-page-break/><text:span text:style-name="Source_20_Text"><text:span text:style-name="T4">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4">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5">а с</text:span></text:span><text:span text:style-name="Source_20_Text"><text:span text:style-name="T4"> </text:span></text:span><text:span text:style-name="Source_20_Text"><text:span text:style-name="T5">Еврейкой…</text:span></text:span><text:span text:style-name="Source_20_Text"><text:span text:style-name="T4">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5">Я знаю, что можно кончать вместе…</text:span></text:span><text:span text:style-name="Source_20_Text"><text:span text:style-name="T4">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4">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5"><text:span text:style-name="Source_20_Text"><text:span text:style-name="T4">–</text:span></text:span><text:span text:style-name="Source_20_Text"><text:span text:style-name="T7"> </text:span></text:span><text:span text:style-name="Source_20_Text"><text:span text:style-name="T4">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5"><text:span text:style-name="Source_20_Text"><text:span text:style-name="T4">–</text:span></text:span><text:span text:style-name="Source_20_Text"><text:span text:style-name="T7"> </text:span></text:span><text:span text:style-name="Source_20_Text"><text:span text:style-name="T4">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5"><text:span text:style-name="Source_20_Text"><text:span text:style-name="T4">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5"><text:span text:style-name="Source_20_Text"><text:span text:style-name="T4">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5"><text:soft-page-break/><text:span text:style-name="Source_20_Text"><text:span text:style-name="T4">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5"><text:span text:style-name="Source_20_Text"><text:span text:style-name="T4">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5">Fickt es,</text:span></text:span><text:span text:style-name="Source_20_Text"><text:span text:style-name="T4"> фраза, что вскоре станет бессмертной, звенит до небес, прокатывается над страной, </text:span></text:span><text:span text:style-name="Source_20_Text"><text:span text:style-name="T5"><text:s/>Ja, fickt es! </text:span></text:span><text:span text:style-name="Source_20_Text"><text:span text:style-name="T4">–«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5"><text:span text:style-name="Source_20_Text"><text:span text:style-name="T4">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4">Армия ЛЮБОВНИКОВ МОЖЕТ БЫТЬ ПОБЕЖДЕНА.</text:span></text:span></text:p>
      <text:p text:style-name="Standard_20__28_user_29_"><text:span text:style-name="Source_20_Text"><text:span text:style-name="T4">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4">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4">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4">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4">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text:span></text:span><text:soft-page-break/><text:span text:style-name="Source_20_Text"><text:span text:style-name="T4">он <text:s/>засыпал там. Он заснул во время </text:span></text:span><text:span text:style-name="Source_20_Text"><text:span text:style-name="T5">Нибелунгов</text:span></text:span><text:span text:style-name="Source_20_Text"><text:span text:style-name="T4">.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4">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4">Но он ответил: –«Попробуй спроектируй что-то в этом роде и чтобы работало».</text:span></text:span></text:p>
      <text:p text:style-name="Standard_20__28_user_29_"><text:span text:style-name="Source_20_Text"><text:span text:style-name="T4">Они посмотрели <text:s/></text:span></text:span><text:span text:style-name="Source_20_Text"><text:span text:style-name="T5">Die Frau im Mond</text:span></text:span><text:span text:style-name="Source_20_Text"><text:span text:style-name="T4">.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4">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4">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4">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5">Hinterhöfe</text:span></text:span><text:span text:style-name="Source_20_Text"><text:span text:style-name="T4">.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text:span></text:span><text:soft-page-break/><text:span text:style-name="Source_20_Text"><text:span text:style-name="T4">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4">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5">ложись</text:span></text:span><text:span text:style-name="Source_20_Text"><text:span text:style-name="T4">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4">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5">Schnellbahnwagen</text:span></text:span><text:span text:style-name="Source_20_Text"><text:span text:style-name="T4">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4">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5">этого никто раньше не делал</text:span></text:span><text:span text:style-name="Source_20_Text"><text:span text:style-name="T4">. Я бы не поверил Лени я видел нечто, чего никто раньше не делал….</text:span></text:span></text:p>
      <text:p text:style-name="Standard_20__28_user_29_"><text:span text:style-name="Source_20_Text"><text:span text:style-name="T4">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5">Wandervögel</text:span></text:span><text:span text:style-name="Source_20_Text"><text:span text:style-name="T4">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4">Лени выросла в Любеке, в ряду </text:span></text:span><text:span text:style-name="Source_20_Text"><text:span text:style-name="T5">kleinbürger</text:span></text:span><text:span text:style-name="Source_20_Text"><text:span text:style-name="T4">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text:span></text:span><text:soft-page-break/><text:span text:style-name="Source_20_Text"><text:span text:style-name="T4">Её затхлое существование в задних дворах Берлина было просто декомпрессионной камерой—</text:span></text:span><text:span text:style-name="Source_20_Text"><text:span text:style-name="T5">должно</text:span></text:span><text:span text:style-name="Source_20_Text"><text:span text:style-name="T4">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4">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5">Bürgerlichkeit, </text:span></text:span><text:span text:style-name="Source_20_Text"><text:span text:style-name="T4"><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4">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4">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5">Raketenflugplatz</text:span></text:span><text:span text:style-name="Source_20_Text"><text:span text:style-name="T4">,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4">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4">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он сюда придёт, скажи ты меня не видела.</text:span></text:span></text:p>
      <text:p text:style-name="Standard_20__28_user_29_"><text:span text:style-name="Source_20_Text"><text:span text:style-name="T4">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5">чересчур</text:span></text:span><text:span text:style-name="Source_20_Text"><text:span text:style-name="T4">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5">Schloss Vollrads, Zeltinger, Piesporter—</text:span></text:span><text:span text:style-name="Source_20_Text"><text:span text:style-name="T4">тут Особый Случай.</text:span></text:span></text:p>
      <text:p text:style-name="Standard_20__28_user_29_"><text:span text:style-name="Source_20_Text"><text:span text:style-name="T4">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5">Knallt ab den Juden Rathenau,</text:span></text:span></text:p>
      <text:p text:style-name="Standard_20__28_user_29_"><text:span text:style-name="Source_20_Text"><text:span text:style-name="T5">Die gottverdammte Judensau . . </text:span></text:span><text:span text:style-name="Source_20_Text"><text:span text:style-name="T4">.</text:span></text:span></text:p>
      <text:p text:style-name="Standard_20__28_user_29_"/>
      <text:p text:style-name="Standard_20__28_user_29_"><text:span text:style-name="Source_20_Text"><text:span text:style-name="T4">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4">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text:span></text:span><text:soft-page-break/><text:span text:style-name="Source_20_Text"><text:span text:style-name="T4">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5">Interessengemeinschaft</text:span></text:span><text:span text:style-name="Source_20_Text"><text:span text:style-name="T4">,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4">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4">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5">его</text:span></text:span><text:span text:style-name="Source_20_Text"><text:span text:style-name="T4">, так же, как не принадлежала Франц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конечно. Что происходит?</text:span></text:span></text:p>
      <text:p text:style-name="Standard_20__28_user_29_"><text:span text:style-name="Source_20_Text"><text:span text:style-name="T4">Он фыркает, выражая </text:span></text:span><text:span text:style-name="Source_20_Text"><text:span text:style-name="T5">они мне не сказали</text:span></text:span><text:span text:style-name="Source_20_Text"><text:span text:style-name="T4">.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4">Зачем им нужен Ратенау в эту ночь? Что Цезарь на самом деле сказал своему протеже, когда рухнул? <text:s/></text:span></text:span><text:span text:style-name="Source_20_Text"><text:span text:style-name="T5">Et tu, Brute,</text:span></text:span><text:span text:style-name="Source_20_Text"><text:span text:style-name="T4">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5">et-tu-Brute. </text:span></text:span><text:span text:style-name="Source_20_Text"><text:span text:style-name="T4">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4">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5">такое</text:span></text:span><text:span text:style-name="Source_20_Text"><text:span text:style-name="T4">, чего не знают бесправные? Какая жуткая структура сокрыта видом разнообразия и предпринимательства?</text:span></text:span></text:p>
      <text:p text:style-name="Standard_20__28_user_29_"><text:soft-page-break/><text:span text:style-name="Source_20_Text"><text:span text:style-name="T4">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5">Herrenklub</text:span></text:span><text:span text:style-name="Source_20_Text"><text:span text:style-name="T4">—«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4">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слушаю, херр Ратенау,– отвечает Смарагд из ИГ Фарбе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5">V-Mann</text:span></text:span><text:span text:style-name="Source_20_Text"><text:span text:style-name="T4">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5">никогда не увидим</text:span></text:span><text:span text:style-name="Source_20_Text"><text:span text:style-name="T4">.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5">Нашу</text:span></text:span><text:span text:style-name="Source_20_Text"><text:span text:style-name="T4"> ИГ, я бы сказал,– отвечает Смарагд с более, чем обычной натянутостью и хол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4">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3" draw:name="Image20" text:anchor-type="char" svg:x="0.1665in" svg:y="0.0673in" svg:width="6.9252in" svg:height="0.3661in" draw:z-index="7"><draw:image xlink:href="Pictures/1000000000000B720000009B428C9716555D8079.png" xlink:type="simple" xlink:show="embed" xlink:actuate="onLoad" loext:mime-type="image/png"/></draw:frame><text:span text:style-name="Source_20_Text"><text:span text:style-name="T4">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oft-page-break/><text:span text:style-name="Source_20_Text"><text:span text:style-name="T4">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4">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5">cortex</text:span></text:span><text:span text:style-name="Source_20_Text"><text:span text:style-name="T4">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5">Cor, Tex</text:span></text:span><text:span text:style-name="Source_20_Text"><text:span text:style-name="T4">!")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4">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5">словами его надежды</text:span></text:span><text:span text:style-name="Source_20_Text"><text:span text:style-name="T4">,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4">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text:span></text:span><text:soft-page-break/><text:span text:style-name="Source_20_Text"><text:span text:style-name="T4">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5">Times </text:span></text:span><text:span text:style-name="Source_20_Text"><text:span text:style-name="T4">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5">Генри V, </text:span></text:span><text:span text:style-name="Source_20_Text"><text:span text:style-name="T4">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1"><text:s/>-</text:span></text:span><text:span text:style-name="Source_20_Text"><text:span text:style-name="T4">35, </text:span></text:span><text:span text:style-name="Source_20_Text"><text:span text:style-name="T11">-</text:span></text:span><text:span text:style-name="Source_20_Text"><text:span text:style-name="T4">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5">выдерживают</text:span></text:span><text:span text:style-name="Source_20_Text"><text:span text:style-name="T4">.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эльс…</text:span></text:span></text:p>
      <text:p text:style-name="Standard_20__28_user_29_"><text:span text:style-name="Source_20_Text"><text:span text:style-name="T4">–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ж ты конечно, веришь,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нет? А ты к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не знаю. Сегодня не чувствую себя евре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text:span></text:span><text:soft-page-break/><text:span text:style-name="Source_20_Text"><text:span text:style-name="T4">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4">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4">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4">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ты туда ж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товски непатриотичный разгов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4">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5">мим</text:span></text:span><text:span text:style-name="Source_20_Text"><text:span text:style-name="T4">,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значит «видишь ли»? Я </text:span></text:span><text:span text:style-name="Source_20_Text"><text:span text:style-name="T5">не</text:span></text:span><text:span text:style-name="Source_20_Text"><text:span text:style-name="T4">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не видишь </text:span></text:span><text:span text:style-name="Source_20_Text"><text:span text:style-name="T5">их</text:span></text:span><text:span text:style-name="Source_20_Text"><text:span text:style-name="T4">,–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к лаю это точ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4">из госпиталя. Обратно в </text:span></text:span><text:span text:style-name="Source_20_Text"><text:span text:style-name="T5">это</text:span></text:span><text:span text:style-name="Source_20_Text"><text:span text:style-name="T4">?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5">назначалось пасть первыми</text:span></text:span><text:span text:style-name="Source_20_Text"><text:span text:style-name="T4">.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5">нам</text:span></text:span><text:span text:style-name="Source_20_Text"><text:span text:style-name="T4">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5">моё</text:span></text:span><text:span text:style-name="Source_20_Text"><text:span text:style-name="T4">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5">известно</text:span></text:span><text:span text:style-name="Source_20_Text"><text:span text:style-name="T4">, Пойнтсмен! Что фронт в Ев-ропе однажды </text:span></text:span><text:span text:style-name="Source_20_Text"><text:span text:style-name="T5">должен</text:span></text:span><text:span text:style-name="Source_20_Text"><text:span text:style-name="T4"> сложиться таким образом, а? что продвинется к востоку, сделает ракеты необходимостью, </text:span></text:span><text:span text:style-name="Source_20_Text"><text:span text:style-name="T5">известно</text:span></text:span><text:span text:style-name="Source_20_Text"><text:span text:style-name="T4">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прав, Гвендвихи,– рассудительно прихлёбывая чай,– это очень параной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равда.– Он достаёт праздничную бутылку Бочки 69 и готов налить им для тос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 младенцев!– ухмыляется полностью чокнут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ладенцев,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я составлял свою </text:span></text:span><text:span text:style-name="Source_20_Text"><text:span text:style-name="T5">личную</text:span></text:span><text:span text:style-name="Source_20_Text"><text:span text:style-name="T4">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огда за странность всего этого. Несчастные сволочата.</text:span></text:span></text:p>
      <text:p text:style-name="Standard_20__28_user_29_"><text:span text:style-name="Source_20_Text"><text:span text:style-name="T4">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4">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8"><draw:image xlink:href="Pictures/1000000000000B720000009B428C9716555D8079.png" xlink:type="simple" xlink:show="embed" xlink:actuate="onLoad" loext:mime-type="image/png"/></draw:frame><text:span text:style-name="Source_20_Text"><text:span text:style-name="T4">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4">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4">Пантомима куда дядя Роджер водил их всех сегодня днём называлась </text:span></text:span><text:span text:style-name="Source_20_Text"><text:span text:style-name="T5">Гансель и Гретель</text:span></text:span><text:span text:style-name="Source_20_Text"><text:span text:style-name="T4">.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4">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4">Пусть вас ничто не тревожит,</text:span></text:span></text:p>
      <text:p text:style-name="Standard_20__28_user_29_"><text:span text:style-name="Source_20_Text"><text:span text:style-name="T4">Тогда мы увидим, быть может</text:span></text:span></text:p>
      <text:p text:style-name="Standard_20__28_user_29_"><text:span text:style-name="Source_20_Text"><text:span text:style-name="T4">Что-то, что вам не заметно пока—</text:span></text:span></text:p>
      <text:p text:style-name="Standard_20__28_user_29_"><text:span text:style-name="Source_20_Text"><text:span text:style-name="T4">Большое, злючее, колючее</text:span></text:span></text:p>
      <text:p text:style-name="Standard_20__28_user_29_"><text:span text:style-name="Source_20_Text"><text:span text:style-name="T4">тянется вцепиться вам в бока</text:span></text:span></text:p>
      <text:p text:style-name="Standard_20__28_user_29_"><text:span text:style-name="Source_20_Text"><text:span text:style-name="T4">О, садовнику сегодня радуга нужна,</text:span></text:span></text:p>
      <text:p text:style-name="Standard_20__28_user_29_"><text:span text:style-name="Source_20_Text"><text:span text:style-name="T4">Мусорщик свой галстук нагладил, повязал..</text:span></text:span></text:p>
      <text:p text:style-name="Standard_20__28_user_29_"><text:span text:style-name="Source_20_Text"><text:span text:style-name="T4">И каждый идёт и песенку поёт</text:span></text:span></text:p>
      <text:p text:style-name="Standard_20__28_user_29_"><text:span text:style-name="Source_20_Text"><text:span text:style-name="T4">Вместе с круглым лицом в небесах. Ах!</text:span></text:span></text:p>
      <text:p text:style-name="Standard_20__28_user_29_"/>
      <text:p text:style-name="Standard_20__28_user_29_"><text:span text:style-name="Source_20_Text"><text:span text:style-name="T4">Прекрасный в небе дом из полиэтилена</text:span></text:span></text:p>
      <text:p text:style-name="Standard_20__28_user_29_"><text:span text:style-name="Source_20_Text"><text:span text:style-name="T4">Из платины кегли у тебя в руках—</text:span></text:span></text:p>
      <text:p text:style-name="Standard_20__28_user_29_"><text:span text:style-name="Source_20_Text"><text:span text:style-name="T4">О, мама твоя большой толстый пулемёт</text:span></text:span></text:p>
      <text:p text:style-name="Standard_20__28_user_29_"><text:span text:style-name="Source_20_Text"><text:span text:style-name="T4">А папа страшный молодец</text:span></text:span></text:p>
      <text:p text:style-name="forward"><text:span text:style-name="Source_20_Text">(Шёпотом и стакатто):</text:span></text:p>
      <text:p text:style-name="Standard_20__28_user_29_"><text:span text:style-name="Source_20_Text"><text:span text:style-name="T4">О, менеджер посасывает трубку,</text:span></text:span></text:p>
      <text:p text:style-name="Standard_20__28_user_29_"><text:span text:style-name="Source_20_Text"><text:span text:style-name="T4">Банкиры поедают своих жён,</text:span></text:span></text:p>
      <text:p text:style-name="Standard_20__28_user_29_"><text:span text:style-name="Source_20_Text"><text:span text:style-name="T4">Весь мир вверх дном, ходуном от оркестра</text:span></text:span></text:p>
      <text:p text:style-name="Standard_20__28_user_29_"><text:span text:style-name="Source_20_Text"><text:span text:style-name="T4">Так выверни свои карманы и получи сюрприз—</text:span></text:span></text:p>
      <text:p text:style-name="Standard_20__28_user_29_"/>
      <text:p text:style-name="Standard_20__28_user_29_"><text:span text:style-name="Source_20_Text"><text:span text:style-name="T4">Выверни свои карманы и-получи сюр-приз</text:span></text:span></text:p>
      <text:p text:style-name="Standard_20__28_user_29_"><text:soft-page-break/><text:span text:style-name="Source_20_Text"><text:span text:style-name="T4">Там пусто, абсо-лютно ни души!</text:span></text:span></text:p>
      <text:p text:style-name="Standard_20__28_user_29_"><text:span text:style-name="Source_20_Text"><text:span text:style-name="T4">И лампы над ступеньками все гаснут,</text:span></text:span></text:p>
      <text:p text:style-name="Standard_20__28_user_29_"><text:span text:style-name="Source_20_Text"><text:span text:style-name="T4">Окончен бал, сезон для ламп закрыт…</text:span></text:span></text:p>
      <text:p text:style-name="Standard_20__28_user_29_"><text:span text:style-name="Source_20_Text"><text:span text:style-name="T4">А где-то <text:s/>пальмы шепчутся на пляже</text:span></text:span></text:p>
      <text:p text:style-name="Standard_20__28_user_29_"><text:span text:style-name="Source_20_Text"><text:span text:style-name="T4">Спасатель не устаёт вздыхать,</text:span></text:span></text:p>
      <text:p text:style-name="Standard_20__28_user_29_"><text:span text:style-name="Source_20_Text"><text:span text:style-name="T4">А голоса, что слышишь ты, это Парень и Девушка Года,</text:span></text:span></text:p>
      <text:p text:style-name="Standard_20__28_user_29_"><text:span text:style-name="Source_20_Text"><text:span text:style-name="T4">Из тех детей, кто должен научится умирать….</text:span></text:span></text:p>
      <text:p text:style-name="Standard_20__28_user_29_"/>
      <text:p text:style-name="Standard_20__28_user_29_"><text:span text:style-name="Source_20_Text"><text:span text:style-name="T4">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шепчет она громко.– <text:s/>Я не хочу. Ты не он. Я не знаю кто ты, но ты не мой отец. Уходи.</text:span></text:span></text:p>
      <text:p text:style-name="Standard_20__28_user_29_"><text:span text:style-name="Source_20_Text"><text:span text:style-name="T4">Его подлокотники и ножки напряжённо молчат. Она всматривается.</text:span></text:span></text:p>
      <text:p text:style-name="Standard_20__28_user_29_"><text:span text:style-name="Source_20_Text"><text:span text:style-name="T5">Я только хочу навестить теб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хочешь меня сделать одержимой.</text:span></text:span></text:p>
      <text:p text:style-name="Standard_20__28_user_29_"><text:span text:style-name="Source_20_Text"><text:span text:style-name="T4">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4">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4">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4">Если её не достанут ракеты, всё равно остаётся её лейтенант. Чёртов Бобёр/Джереми и </text:span></text:span><text:span text:style-name="Source_20_Text"><text:span text:style-name="T5">есть</text:span></text:span><text:span text:style-name="Source_20_Text"><text:span text:style-name="T4"> Война, он каждое из утверждений когда-либо выдвинутых ёбаной Войной—что мы </text:span></text:span><text:soft-page-break/><text:span text:style-name="Source_20_Text"><text:span text:style-name="T4">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4">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4">Его деяние веры. На улице ребятишки поют:</text:span></text:span></text:p>
      <text:p text:style-name="Standard_20__28_user_29_"/>
      <text:p text:style-name="Standard_20__28_user_29_"><text:span text:style-name="Source_20_Text"><text:span text:style-name="T4">Слышишь, ангелы сходят с небес, трубя:</text:span></text:span></text:p>
      <text:p text:style-name="Standard_20__28_user_29_"><text:span text:style-name="Source_20_Text"><text:span text:style-name="T4">М-с Симпсон украла нашего Короля…</text:span></text:span></text:p>
      <text:p text:style-name="Standard_20__28_user_29_"/>
      <text:p text:style-name="Standard_20__28_user_29_"><text:span text:style-name="Source_20_Text"><text:span text:style-name="T4">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4">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9"><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9T11:12:06.361803004</dc:date>
    <meta:editing-cycles>25</meta:editing-cycles>
    <meta:editing-duration>P7DT10H17M25S</meta:editing-duration>
    <meta:generator>LibreOffice/6.1.5.2$Linux_X86_64 LibreOffice_project/10$Build-2</meta:generator>
    <meta:document-statistic meta:table-count="0" meta:image-count="10" meta:object-count="0" meta:page-count="58" meta:paragraph-count="403" meta:word-count="33073" meta:character-count="223988" meta:non-whitespace-character-count="191222"/>
  </office:meta>
</office:document-meta>
</file>